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789" officeooo:paragraph-rsid="0013e789"/>
    </style:style>
    <style:style style:name="P2" style:family="paragraph" style:parent-style-name="Standard">
      <style:text-properties officeooo:rsid="0013e789" officeooo:paragraph-rsid="00148323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e789" officeooo:paragraph-rsid="0013e78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f332" officeooo:paragraph-rsid="0014f332"/>
    </style:style>
    <style:style style:name="P5" style:family="paragraph" style:parent-style-name="Standard">
      <style:text-properties style:text-underline-style="solid" style:text-underline-width="auto" style:text-underline-color="font-color" officeooo:rsid="0013e789" officeooo:paragraph-rsid="0013e789"/>
    </style:style>
    <style:style style:name="P6" style:family="paragraph" style:parent-style-name="Standard">
      <style:text-properties style:text-underline-style="solid" style:text-underline-width="auto" style:text-underline-color="font-color" officeooo:rsid="0013e789" officeooo:paragraph-rsid="00148323"/>
    </style:style>
    <style:style style:name="P7" style:family="paragraph" style:parent-style-name="Standard">
      <style:text-properties style:text-underline-style="none" officeooo:rsid="0014f332" officeooo:paragraph-rsid="0014f332"/>
    </style:style>
    <style:style style:name="T1" style:family="text">
      <style:text-properties officeooo:rsid="00148323"/>
    </style:style>
    <style:style style:name="T2" style:family="text">
      <style:text-properties officeooo:rsid="0014f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igences Projet de Stijl</text:p>
      <text:p text:style-name="P1"/>
      <text:p text:style-name="P5">1 – Assurer la communication entre le moniteur et le superviseur</text:p>
      <text:p text:style-name="P1">- Détecter perte de connexion</text:p>
      <text:p text:style-name="P1">- Permettre une connexion stable qui s'ouvre et se ferme sur demande du moniteur</text:p>
      <text:p text:style-name="P5">2 – Assurer la communication entre le superviseur et le robot</text:p>
      <text:p text:style-name="P1">- <text:span text:style-name="T1">connexion fiable avec le robot : le superviseur doit être capable de détecter une perte de connexion</text:span></text:p>
      <text:p text:style-name="P1">- <text:span text:style-name="T1">si le robot ne répond pas à 3 messages consécutifs alors on considère que la connexion est perdue</text:span></text:p>
      <text:p text:style-name="P1">- <text:span text:style-name="T2">(on peut mettre en place une connexion sécurisée)</text:span></text:p>
      <text:p text:style-name="P6">3 – Contrôler le déplacement du robot</text:p>
      <text:p text:style-name="P2">- <text:span text:style-name="T1">être capable de donner des ordres de déplacement au robot avec les commandes flèche</text:span></text:p>
      <text:p text:style-name="P2">- <text:span text:style-name="T1">envoie d'un ordre de déplacement toutes les 200 ms</text:span></text:p>
      <text:p text:style-name="P2">- <text:span text:style-name="T1">le robot doit exécuter rapidement les ordres de déplacement (100 ms max)</text:span></text:p>
      <text:p text:style-name="P5">4 – Superviser l'état du robot</text:p>
      <text:p text:style-name="P1">- <text:span text:style-name="T1">indiquer l'état de la batterie périodiquement toutes les 250 ms</text:span></text:p>
      <text:p text:style-name="P1">- <text:span text:style-name="T2">le robot s'arrete après un certain temps si il n'a pas reçu d'ordre</text:span></text:p>
      <text:p text:style-name="P5">5 – Contrôler et diffuser les images de la webcam</text:p>
      <text:p text:style-name="P1">- <text:span text:style-name="T2">la webcam envoie des images toutes 600 ms</text:span></text:p>
      <text:p text:style-name="P1">- <text:span text:style-name="T1">l'utilisateur peut demander au superviseur d'identifier les contours de l'arène à partir des images acquises de la webcam, le superviseur détecte l'arène et propose à l'utilisateur d'afficher les contours de l'arène sur les images suivantes. Si l'utilisateur n'est pas satisfait il n'est pas obligé d'accepter cette arène.</text:span></text:p>
      <text:p text:style-name="P1"><text:s/></text:p>
      <text:p text:style-name="P4">Threads : </text:p>
      <text:p text:style-name="P4">- detecter_cnx_moniteur</text:p>
      <text:p text:style-name="P4">- etablir_cnx</text:p>
      <text:p text:style-name="P4">- detecter_cnx_robot</text:p>
      <text:p text:style-name="P4">- envoyer_ordres</text:p>
      <text:p text:style-name="P4">- executer_deplacements (+ arret_robot (watchdog))</text:p>
      <text:p text:style-name="P4">- etat_batterie</text:p>
      <text:p text:style-name="P7">- cnx_camera</text:p>
      <text:p text:style-name="P4">- traitement_image</text:p>
      <text:p text:style-name="P4">- calibrage_are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4:04:28.677969455</meta:creation-date>
    <dc:date>2016-12-12T15:12:45.285868433</dc:date>
    <meta:editing-duration>PT4M55S</meta:editing-duration>
    <meta:editing-cycles>1</meta:editing-cycles>
    <meta:document-statistic meta:table-count="0" meta:image-count="0" meta:object-count="0" meta:page-count="1" meta:paragraph-count="29" meta:word-count="252" meta:character-count="1534" meta:non-whitespace-character-count="1303"/>
    <meta:generator>LibreOffice/4.2.8.2$Linux_X86_64 LibreOffice_project/420m0$Build-2</meta:generator>
  </office:meta>
</office:document-meta>
</file>